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Standard" style:list-style-name="L2">
      <style:text-properties fo:font-weight="bold" style:font-weight-asian="bold" style:font-weight-complex="bold"/>
    </style:style>
    <style:style style:name="P4" style:family="paragraph" style:parent-style-name="Standard" style:list-style-name="L7">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XAMEN ORDINARIO <text:s/>DWC <text:s text:c="2"/>2º WEM<text:tab/><text:tab/><text:tab/><text:tab/><text:tab/>05/03/2019</text:p>
      <text:p text:style-name="Standard">NOMBRE:______________________________________________________________</text:p>
      <text:p text:style-name="Standard"/>
      <text:p text:style-name="Standard">Crear una clase <text:span text:style-name="T1">PARTIDOS</text:span> con las siguientes propiedades:</text:p>
      <text:p text:style-name="Standard"/>
      <text:p text:style-name="Standard"><text:tab/>N_PARTIDO </text:p>
      <text:p text:style-name="Standard"><text:tab/>EQUIPO1</text:p>
      <text:p text:style-name="Standard"><text:tab/>EQUIPO2</text:p>
      <text:p text:style-name="Standard"><text:tab/>CAMPO</text:p>
      <text:p text:style-name="Standard"><text:tab/>RESUL_E_1</text:p>
      <text:p text:style-name="Standard"><text:tab/>RESUL_E_2</text:p>
      <text:p text:style-name="Standard"/>
      <text:p text:style-name="P2">CLASE:</text:p>
      <text:list xml:id="list7494157227840863753" text:style-name="L1">
        <text:list-item>
          <text:p text:style-name="P1">Función constructora</text:p>
        </text:list-item>
        <text:list-item>
          <text:p text:style-name="P1">Método ANADIR el objeto al array PARTI (con comprobaciones dentro del método antes de añadir al array)</text:p>
        </text:list-item>
        <text:list-item>
          <text:p text:style-name="P1">Método GANADOR que nos devuelva el nombre del equipo ganador de un partido determinado, o la palabra EMPATE, en caso de empate.</text:p>
        </text:list-item>
      </text:list>
      <text:p text:style-name="Standard"/>
      <text:p text:style-name="Standard">PARTIDO Nº: <text:s text:c="2"/></text:p>
      <text:p text:style-name="Standard"/>
      <text:p text:style-name="Standard">EQUIPO 1<text:tab/><text:tab/>EQUIPO 2<text:tab/><text:tab/>CAMPO</text:p>
      <text:p text:style-name="Standard"/>
      <text:p text:style-name="Standard">MADRID<text:tab/><text:tab/>MADRID<text:tab/><text:tab/>BERNABEU</text:p>
      <text:p text:style-name="Standard">BARCELONA<text:tab/>BARCELONA<text:tab/>CAMP NOU</text:p>
      <text:p text:style-name="Standard">AT.MADRID<text:tab/><text:tab/>AT.MADRID<text:tab/><text:tab/>WANDA</text:p>
      <text:p text:style-name="Standard">BILBAO<text:tab/><text:tab/>BILBAO<text:tab/><text:tab/>SAN MAMES</text:p>
      <text:p text:style-name="Standard"/>
      <text:p text:style-name="Standard">RESULTADO 1:<text:tab/><text:tab/>RESULTADO 2:</text:p>
      <text:p text:style-name="Standard"/>
      <text:p text:style-name="Standard"/>
      <text:p text:style-name="Standard">ALTA<text:tab/><text:tab/><text:tab/>GANADOR<text:tab/><text:tab/><text:tab/>PUNTOS<text:tab/><text:tab/>CLASIFICACIÓN</text:p>
      <text:p text:style-name="Standard"/>
      <text:p text:style-name="Standard">NUEVOS EQUIPOS</text:p>
      <text:p text:style-name="Standard"/>
      <text:p text:style-name="P2">HACER, AL HACER CLICK EN :</text:p>
      <text:list xml:id="list5599184075903100914" text:style-name="L2">
        <text:list-item>
          <text:p text:style-name="P6"><text:span text:style-name="T1">ALTA</text:span>: </text:p>
          <text:list>
            <text:list-item>
              <text:p text:style-name="P6">Antes de llamar a la función constructora comprobar que todos los valores sean correctos (Que no esté ningún valor en blanco, que no coincida el EQUIPO1 con el EQUIPO2). El Nº DE PARTIDO Es un nº de saldrá automático en orden empezando por el 1.</text:p>
            </text:list-item>
            <text:list-item>
              <text:p text:style-name="P6"><text:s/>Añadir el objeto al array PARTI, pero antes de añadirlo comprobar que no exista otro objeto dentro del array con el mismo valor en EQUIPO1 Y EQUIPO2. (Esta comprobación se hará dentro del propio método ANADIR).</text:p>
            </text:list-item>
          </text:list>
        </text:list-item>
        <text:list-item>
          <text:p text:style-name="P3">GANADOR:</text:p>
          <text:p text:style-name="P6">Llamaremos al método ganador para que nos devuelva el nombre del equipo ganador o la palabre EMPATE del nº de partido que el usuario haya puesto, lo <text:s/>mostraremos con un alert.</text:p>
          <text:p text:style-name="P6">También se seleccionará en las listas el nombre del equipo1 y el del equipo2.</text:p>
        </text:list-item>
        <text:list-item>
          <text:p text:style-name="P3">PUNTOS:</text:p>
        </text:list-item>
      </text:list>
      <text:p text:style-name="P2"><text:tab/><text:span text:style-name="T2">Llamar a una función que nos devuelva en un alert los puntos que lleva en la liga el equipo <text:tab/>seleccionado en la lista EQUIPO1, teniendo en cuenta que:</text:span></text:p>
      <text:p text:style-name="P2"><text:span text:style-name="T2"><text:tab/>Partido ganado 3 puntos</text:span></text:p>
      <text:p text:style-name="P2"><text:soft-page-break/><text:span text:style-name="T2"><text:tab/>Partido empatado 1 punto</text:span></text:p>
      <text:p text:style-name="P2"><text:span text:style-name="T2"><text:tab/>Partido perdido 0 puntos.</text:span></text:p>
      <text:list xml:id="list5245339366422131420" text:style-name="L7">
        <text:list-item>
          <text:p text:style-name="P4">CLASIFICACIÓN:</text:p>
        </text:list-item>
      </text:list>
      <text:p text:style-name="P2"><text:tab/><text:span text:style-name="T2">Llamar a una función para <text:s/>mostrar en un párrafo la clasificación de la liga, o sea los puntos que lleva cada equipo en orden, teniendo en cuenta que, Partido ganado 3 puntos, partido empatado 1 punto, Partido perdido 0 puntos.</text:span></text:p>
      <text:p text:style-name="P2"><text:span text:style-name="T2"/></text:p>
      <text:p text:style-name="P2">NOTAS:</text:p>
      <text:p text:style-name="P5">Las select se pueden rellenar en tiempo de ejecución o en el xhtml, si se crean en tiempo de ejecución se pedirá con alert el EQUIPO1 y el CAMPO al hacer click en NUEVOS EQUIPOS y se añadiran a las select si se hace así se puntuará con 1,5 puntos.</text:p>
      <text:p text:style-name="P5"/>
      <text:p text:style-name="P5">El Alta bien hecha (apartado 1) son 2 puntos.</text:p>
      <text:p text:style-name="P5"/>
      <text:p text:style-name="P5">Ganador (apartado 2) bien hecho son 1,5 puntos</text:p>
      <text:p text:style-name="P5"/>
      <text:p text:style-name="P5">Puntos (apartado 3) bien hecho son 2 puntos.</text:p>
      <text:p text:style-name="P5"/>
      <text:p text:style-name="P5">Clasificación (apartado 4) bien hecho son 2 puntos</text:p>
      <text:p text:style-name="P5"/>
      <text:p text:style-name="P5">Si se hace con Jquery, 1 punto.</text:p>
      <text:p text:style-name="P5"/>
      <text:p text:style-name="P5"/>
      <text:p text:style-name="P5"/>
      <text:p text:style-name="P5"/>
      <text:p text:style-name="P2"/>
      <text:p text:style-name="Standard"><text:span text:style-name="T2"/></text:p>
      <text:p text:style-name="P2"><text:span text:style-name="T2"/></text:p>
      <text:p text:style-name="P2"><text:span text:style-name="T2"/></text:p>
      <text:p text:style-name="P5"><text:tab/></text:p>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9M51S</meta:editing-duration>
    <meta:editing-cycles>7</meta:editing-cycles>
    <meta:generator>OpenOffice/4.1.5$Win32 OpenOffice.org_project/415m1$Build-9789</meta:generator>
    <dc:date>2019-03-05T08:36:41.73</dc:date>
    <dc:creator>Paloma Paloma</dc:creator>
    <meta:document-statistic meta:table-count="0" meta:image-count="0" meta:object-count="0" meta:page-count="2" meta:paragraph-count="44" meta:word-count="410" meta:character-count="2407"/>
    <meta:user-defined meta:name="Info 1"/>
    <meta:user-defined meta:name="Info 2"/>
    <meta:user-defined meta:name="Info 3"/>
    <meta:user-defined meta:name="Info 4"/>
  </office:meta>
</office:document-meta>
</file>